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measure">
      <style:graphic-properties draw:textarea-vertical-align="middle" draw:line-distance="1.6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0.75cm" fo:min-width="0cm"/>
    </style:style>
    <style:style style:name="gr3" style:family="graphic" style:parent-style-name="measure" style:list-style-name="L1">
      <style:graphic-properties draw:textarea-vertical-align="middle" draw:line-distance="3.266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7.5cm"/>
    </style:style>
    <style:style style:name="gr5" style:family="graphic" style:parent-style-name="measure">
      <style:graphic-properties draw:textarea-vertical-align="middle" draw:line-distance="1cm"/>
    </style:style>
    <style:style style:name="gr6" style:family="graphic" style:parent-style-name="measure" style:list-style-name="L1">
      <style:graphic-properties draw:textarea-vertical-align="middle" draw:line-distance="2.5cm"/>
    </style:style>
    <style:style style:name="gr7" style:family="graphic" style:parent-style-name="measure" style:list-style-name="L1">
      <style:graphic-properties draw:textarea-vertical-align="middle" draw:line-distance="1.3cm" draw:placing="below"/>
    </style:style>
    <style:style style:name="gr8" style:family="graphic" style:parent-style-name="measure" style:list-style-name="L1">
      <style:graphic-properties draw:textarea-vertical-align="middle" draw:line-distance="4.1cm"/>
    </style:style>
    <style:style style:name="gr9" style:family="graphic" style:parent-style-name="measure" style:list-style-name="L1">
      <style:graphic-properties draw:textarea-vertical-align="middle" draw:line-distance="1.8cm"/>
    </style:style>
    <style:style style:name="gr10" style:family="graphic" style:parent-style-name="measure" style:list-style-name="L1">
      <style:graphic-properties draw:textarea-vertical-align="middle" draw:line-distance="1.3cm" draw:placing="below"/>
    </style:style>
    <style:style style:name="gr11" style:family="graphic" style:parent-style-name="measure" style:list-style-name="L1">
      <style:graphic-properties draw:textarea-vertical-align="middle" draw:line-distance="1.272cm" draw:placing="below"/>
    </style:style>
    <style:style style:name="gr12" style:family="graphic" style:parent-style-name="measure" style:list-style-name="L1">
      <style:graphic-properties draw:textarea-vertical-align="middle" draw:line-distance="0.5cm" draw:placing="below"/>
    </style:style>
    <style:style style:name="gr13" style:family="graphic" style:parent-style-name="measure" style:list-style-name="L1">
      <style:graphic-properties draw:textarea-vertical-align="middle" draw:line-distance="1.757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measure draw:style-name="gr1" draw:text-style-name="P1" draw:layer="measurelines" svg:x1="15.7cm" svg:y1="9.6cm" svg:x2="16.5cm" svg:y2="9.6cm">
          <text:p text:style-name="P1"><text:span text:style-name="T1"><text:measure text:kind="gap"/></text:span><text:span text:style-name="T1"><text:measure text:kind="value">8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custom-shape draw:style-name="gr2" draw:text-style-name="P2" draw:layer="layout" svg:width="0.24cm" svg:height="11cm" svg:x="9.3cm" svg:y="9.8cm">
          <text:p/>
          <draw:enhanced-geometry svg:viewBox="0 0 21600 21600" draw:type="rectangle" draw:enhanced-path="M 0 0 L 21600 0 21600 21600 0 21600 0 0 Z N"/>
        </draw:custom-shape>
        <draw:measure draw:style-name="gr3" draw:text-style-name="P3" draw:layer="layout" svg:x1="8.5cm" svg:y1="9.666cm" svg:x2="16.5cm" svg:y2="9.666cm">
          <text:p text:style-name="P3"><text:span text:style-name="T1"><text:measure text:kind="gap"/></text:span><text:span text:style-name="T1"><text:measure text:kind="value">8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custom-shape draw:style-name="gr4" draw:text-style-name="P2" draw:layer="layout" svg:width="8cm" svg:height="0.24cm" svg:x="8.5cm" svg:y="9.56cm">
          <text:p/>
          <draw:enhanced-geometry svg:viewBox="0 0 21600 21600" draw:type="rectangle" draw:enhanced-path="M 0 0 L 21600 0 21600 21600 0 21600 0 0 Z N"/>
        </draw:custom-shape>
        <draw:measure draw:style-name="gr5" draw:text-style-name="P1" draw:layer="layout" svg:x1="9.3cm" svg:y1="9.8cm" svg:x2="9.54cm" svg:y2="9.8cm">
          <text:p text:style-name="P1"><text:span text:style-name="T1"><text:measure text:kind="gap"/></text:span><text:span text:style-name="T1"><text:measure text:kind="value">2.4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6" draw:text-style-name="P3" draw:layer="layout" svg:x1="9.3cm" svg:y1="9.7cm" svg:x2="15.7cm" svg:y2="9.7cm">
          <text:p text:style-name="P3"><text:span text:style-name="T1"><text:measure text:kind="gap"/></text:span><text:span text:style-name="T1"><text:measure text:kind="value">64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7" draw:text-style-name="P3" draw:layer="layout" svg:x1="16.5cm" svg:y1="9.8cm" svg:x2="16.5cm" svg:y2="9.56cm">
          <text:p text:style-name="P3"><text:span text:style-name="T1"><text:measure text:kind="gap"/></text:span><text:span text:style-name="T1"><text:measure text:kind="value">2.4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8" draw:text-style-name="P3" draw:layer="layout" svg:x1="15.8cm" svg:y1="9.8cm" svg:x2="15.8cm" svg:y2="20.8cm">
          <text:p text:style-name="P3"><text:span text:style-name="T1"><text:measure text:kind="gap"/></text:span><text:span text:style-name="T1"><text:measure text:kind="value">11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9" draw:text-style-name="P3" draw:layer="layout" svg:x1="8.5cm" svg:y1="9.6cm" svg:x2="9.3cm" svg:y2="9.6cm">
          <text:p text:style-name="P3"><text:span text:style-name="T1"><text:measure text:kind="gap"/></text:span><text:span text:style-name="T1"><text:measure text:kind="value">8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custom-shape draw:style-name="gr2" draw:text-style-name="P2" draw:layer="layout" svg:width="0.24cm" svg:height="11cm" svg:x="15.46cm" svg:y="9.8cm">
          <text:p/>
          <draw:enhanced-geometry svg:viewBox="0 0 21600 21600" draw:type="rectangle" draw:enhanced-path="M 0 0 L 21600 0 21600 21600 0 21600 0 0 Z N"/>
        </draw:custom-shape>
        <draw:measure draw:style-name="gr5" draw:text-style-name="P1" draw:layer="layout" svg:x1="15.46cm" svg:y1="9.8cm" svg:x2="15.7cm" svg:y2="9.8cm">
          <text:p text:style-name="P1"><text:span text:style-name="T1"><text:measure text:kind="gap"/></text:span><text:span text:style-name="T1"><text:measure text:kind="value">2.4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custom-shape draw:style-name="gr4" draw:text-style-name="P2" draw:layer="layout" svg:width="8cm" svg:height="0.24cm" svg:x="8.504cm" svg:y="20.806cm">
          <text:p/>
          <draw:enhanced-geometry svg:viewBox="0 0 21600 21600" draw:type="rectangle" draw:enhanced-path="M 0 0 L 21600 0 21600 21600 0 21600 0 0 Z N"/>
        </draw:custom-shape>
        <draw:measure draw:style-name="gr10" draw:text-style-name="P3" draw:layer="layout" svg:x1="16.437cm" svg:y1="21.046cm" svg:x2="16.437cm" svg:y2="20.806cm">
          <text:p text:style-name="P3"><text:span text:style-name="T1"><text:measure text:kind="gap"/></text:span><text:span text:style-name="T1"><text:measure text:kind="value">2.4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custom-shape draw:style-name="gr4" draw:text-style-name="P2" draw:layer="layout" svg:width="8cm" svg:height="0.24cm" draw:transform="rotate (-0.605803783367232) translate (9.278cm 12.96cm)">
          <text:p/>
          <draw:enhanced-geometry svg:viewBox="0 0 21600 21600" draw:type="rectangle" draw:enhanced-path="M 0 0 L 21600 0 21600 21600 0 21600 0 0 Z N"/>
        </draw:custom-shape>
        <draw:measure draw:style-name="gr11" draw:text-style-name="P3" draw:layer="layout" svg:x1="8.499cm" svg:y1="20.828cm" svg:x2="9.299cm" svg:y2="20.828cm">
          <text:p text:style-name="P3"><text:span text:style-name="T1"><text:measure text:kind="gap"/></text:span><text:span text:style-name="T1"><text:measure text:kind="value">8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12" draw:text-style-name="P3" draw:layer="layout" svg:x1="15.686cm" svg:y1="21.046cm" svg:x2="15.7cm" svg:y2="17.716cm">
          <text:p text:style-name="P3"><text:span text:style-name="T1"><text:measure text:kind="gap"/></text:span><text:span text:style-name="T1"><text:measure text:kind="value">33.3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13" draw:text-style-name="P3" draw:layer="layout" svg:x1="9.278cm" svg:y1="12.959cm" svg:x2="15.853cm" svg:y2="17.517cm">
          <text:p text:style-name="P3"><text:span text:style-name="T1"><text:measure text:kind="gap"/></text:span><text:span text:style-name="T1"><text:measure text:kind="value">8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</meta:initial-creator>
    <meta:creation-date>2017-07-27T06:01:04.310398635</meta:creation-date>
    <dc:date>2017-08-03T20:27:42.267840432</dc:date>
    <dc:creator>christian </dc:creator>
    <meta:editing-duration>PT19M36S</meta:editing-duration>
    <meta:editing-cycles>4</meta:editing-cycles>
    <meta:generator>LibreOffice/5.0.3.2$Linux_X86_64 LibreOffice_project/00m0$Build-2</meta:generator>
    <meta:document-statistic meta:object-count="17"/>
  </office:meta>
</office:document-meta>
</file>